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fill="none" draw:textarea-vertical-align="middle"/>
    </style:style>
    <style:style style:name="gr2" style:family="graphic" style:parent-style-name="standard">
      <style:graphic-properties draw:stroke="dash" draw:stroke-dash="Fine_20_Dashed" svg:stroke-color="#000000"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999999" draw:fill="solid" draw:fill-color="#999999" draw:textarea-horizontal-align="justify" draw:textarea-vertical-align="middle" draw:auto-grow-height="false"/>
    </style:style>
    <style:style style:name="gr6" style:family="graphic" style:parent-style-name="objectwithoutfill">
      <style:graphic-properties draw:stroke="solid" svg:stroke-width="0.05cm" draw:marker-start-width="0.355cm" draw:marker-end="Arrowheads_20_1" draw:marker-end-width="0.4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normal" style:font-size-asian="18pt" style:font-size-complex="18pt"/>
    </style:style>
    <style:style style:name="P3" style:family="paragraph">
      <style:paragraph-properties fo:text-align="center"/>
      <style:text-properties style:font-name="CMU Serif1" fo:font-size="14pt" fo:font-weight="normal" style:font-size-asian="18pt" style:font-size-complex="18pt"/>
    </style:style>
    <style:style style:name="P4" style:family="paragraph">
      <style:text-properties style:font-name="CMU Serif1" fo:font-size="20pt" fo:font-style="italic" fo:font-weight="normal" style:font-size-asian="18pt" style:font-style-asian="italic" style:font-size-complex="18pt" style:font-style-complex="italic"/>
    </style:style>
    <style:style style:name="T1" style:family="text">
      <style:text-properties style:font-name="CMU Serif1" fo:font-style="italic" style:font-style-asian="italic" style:font-style-complex="italic"/>
    </style:style>
    <style:style style:name="T2" style:family="text">
      <style:text-properties style:text-position="-33% 58%" style:font-name="CMU Serif1" fo:font-style="normal" style:font-style-asian="normal" style:font-style-complex="normal"/>
    </style:style>
    <style:style style:name="T3" style:family="text">
      <style:text-properties style:text-position="-33% 58%" style:font-name="CMU Serif1"/>
    </style:style>
    <style:style style:name="T4" style:family="text">
      <style:text-properties style:font-name="CMU Serif1" fo:font-size="20pt" fo:font-style="italic" fo:font-weight="normal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cm" svg:y1="10cm" svg:x2="1.8cm" svg:y2="10cm">
          <text:p/>
        </draw:line>
        <draw:custom-shape draw:style-name="gr2" draw:text-style-name="P3" draw:layer="layout" svg:width="16cm" svg:height="1cm" svg:x="2cm" svg:y="10cm">
          <text:p text:style-name="P2"><text:span text:style-name="T1">r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.2cm" svg:y1="17cm" svg:x2="1.8cm" svg:y2="17cm">
          <text:p/>
        </draw:line>
        <draw:line draw:style-name="gr1" draw:text-style-name="P1" draw:layer="layout" svg:x1="10cm" svg:y1="9.2cm" svg:x2="10cm" svg:y2="8.8cm">
          <text:p/>
        </draw:line>
        <draw:custom-shape draw:style-name="gr2" draw:text-style-name="P3" draw:layer="layout" svg:width="16cm" svg:height="1cm" svg:x="2cm" svg:y="9cm">
          <text:p text:style-name="P2"><text:span text:style-name="T1">r</text:span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0.845cm" svg:height="1.292cm" svg:x="1cm" svg:y="17.108cm">
          <draw:text-box>
            <text:p><text:span text:style-name="T4">y</text:span></text:p>
          </draw:text-box>
        </draw:frame>
        <draw:frame draw:style-name="gr4" draw:text-style-name="P4" draw:layer="layout" svg:width="0.828cm" svg:height="1.292cm" svg:x="18.272cm" svg:y="7.8cm">
          <draw:text-box>
            <text:p><text:span text:style-name="T4">x</text:span></text:p>
          </draw:text-box>
        </draw:frame>
        <draw:line draw:style-name="gr1" draw:text-style-name="P1" draw:layer="layout" svg:x1="2.2cm" svg:y1="13cm" svg:x2="1.8cm" svg:y2="13cm">
          <text:p/>
        </draw:line>
        <draw:line draw:style-name="gr1" draw:text-style-name="P1" draw:layer="layout" svg:x1="2.2cm" svg:y1="15cm" svg:x2="1.8cm" svg:y2="15cm">
          <text:p/>
        </draw:line>
        <draw:custom-shape draw:style-name="gr5" draw:text-style-name="P1" draw:layer="layout" svg:width="0.2cm" svg:height="0.2cm" svg:x="9.9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cm" svg:height="0.2cm" svg:x="1.9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2cm" svg:y1="11cm" svg:x2="1.8cm" svg:y2="11cm">
          <text:p/>
        </draw:line>
        <draw:custom-shape draw:style-name="gr5" draw:text-style-name="P1" draw:layer="layout" svg:width="0.2cm" svg:height="0.2cm" svg:x="17.9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cm" svg:y1="9cm" svg:x2="19.5cm" svg:y2="9cm">
          <text:p/>
        </draw:line>
        <draw:custom-shape draw:style-name="gr5" draw:text-style-name="P1" draw:layer="layout" svg:width="0.2cm" svg:height="0.2cm" svg:x="17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6cm" svg:height="1cm" svg:x="2cm" svg:y="11cm">
          <text:p text:style-name="P2"><text:span text:style-name="T1">r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6cm" svg:height="1cm" svg:x="2cm" svg:y="12cm">
          <text:p text:style-name="P2"><text:span text:style-name="T1">r</text:span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6cm" svg:height="1cm" svg:x="2cm" svg:y="13cm">
          <text:p text:style-name="P2"><text:span text:style-name="T1">r</text:span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6cm" svg:height="1cm" svg:x="2cm" svg:y="14cm">
          <text:p text:style-name="P2"><text:span text:style-name="T1">r</text:span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6cm" svg:height="1cm" svg:x="2cm" svg:y="15cm">
          <text:p text:style-name="P2"><text:span text:style-name="T1">r</text:span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6cm" svg:height="1cm" svg:x="2cm" svg:y="16cm">
          <text:p text:style-name="P2"><text:span text:style-name="T1">r</text:span><text:span text:style-name="T2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2cm" svg:height="0.2cm" svg:x="17.9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cm" svg:height="0.2cm" svg:x="17.9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cm" svg:height="0.2cm" svg:x="17.9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cm" svg:height="0.2cm" svg:x="17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cm" svg:height="0.2cm" svg:x="17.9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cm" svg:height="0.2cm" svg:x="17.9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cm" svg:height="0.2cm" svg:x="17.9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cm" svg:height="0.2cm" svg:x="1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cm" svg:height="0.2cm" svg:x="1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2cm" svg:y1="16cm" svg:x2="1.8cm" svg:y2="16cm">
          <text:p/>
        </draw:line>
        <draw:line draw:style-name="gr1" draw:text-style-name="P1" draw:layer="layout" svg:x1="2.2cm" svg:y1="14cm" svg:x2="1.8cm" svg:y2="14cm">
          <text:p/>
        </draw:line>
        <draw:line draw:style-name="gr1" draw:text-style-name="P1" draw:layer="layout" svg:x1="2.2cm" svg:y1="12cm" svg:x2="1.8cm" svg:y2="12cm">
          <text:p/>
        </draw:line>
        <draw:custom-shape draw:style-name="gr5" draw:text-style-name="P1" draw:layer="layout" svg:width="0.2cm" svg:height="0.2cm" svg:x="1.9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cm" svg:height="0.2cm" svg:x="1.9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cm" svg:height="0.2cm" svg:x="1.9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cm" svg:height="0.2cm" svg:x="1.9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cm" svg:height="0.2cm" svg:x="1.9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cm" svg:height="0.2cm" svg:x="1.9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cm" svg:y1="9cm" svg:x2="2cm" svg:y2="18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6T18:11:57.997224395</meta:creation-date>
    <dc:date>2014-11-09T17:22:36.136088481</dc:date>
    <meta:editing-duration>PT44M31S</meta:editing-duration>
    <meta:editing-cycles>21</meta:editing-cycles>
    <meta:generator>LibreOffice/4.2.7.2$Linux_X86_64 LibreOffice_project/420m0$Build-2</meta:generator>
    <meta:document-statistic meta:object-count="40"/>
  </office:meta>
</office:document-meta>
</file>